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orphans="2" fo:widows="2"/>
      <style:text-properties fo:font-variant="normal" fo:text-transform="none" fo:color="#4b4b4b" style:font-name="Arial" fo:font-size="12pt" fo:letter-spacing="normal" fo:font-style="normal" fo:font-weight="normal"/>
    </style:style>
    <style:style style:name="P2" style:family="paragraph" style:parent-style-name="Text_20_body" style:list-style-name="L2">
      <style:paragraph-properties fo:orphans="2" fo:widows="2"/>
      <style:text-properties fo:font-variant="normal" fo:text-transform="none" fo:color="#4b4b4b" style:font-name="Arial" fo:font-size="12pt" fo:letter-spacing="normal" fo:font-style="normal" fo:font-weight="normal"/>
    </style:style>
    <style:style style:name="P3" style:family="paragraph" style:parent-style-name="Text_20_body">
      <style:paragraph-properties fo:margin-top="0in" fo:margin-bottom="0in" loext:contextual-spacing="false" fo:orphans="2" fo:widows="2"/>
      <style:text-properties fo:font-variant="normal" fo:text-transform="none" fo:color="#4b4b4b" style:font-name="Arial" fo:font-size="12pt" fo:letter-spacing="normal" fo:font-style="normal" fo:font-weight="normal"/>
    </style:style>
    <style:style style:name="P4" style:family="paragraph" style:parent-style-name="Text_20_body" style:list-style-name="L1">
      <style:paragraph-properties fo:margin-top="0in" fo:margin-bottom="0in" loext:contextual-spacing="false" fo:orphans="2" fo:widows="2"/>
      <style:text-properties fo:font-variant="normal" fo:text-transform="none" fo:color="#4b4b4b" style:font-name="Arial" fo:font-size="12pt" fo:letter-spacing="normal" fo:font-style="normal" fo:font-weight="normal"/>
    </style:style>
    <style:style style:name="P5" style:family="paragraph" style:parent-style-name="Text_20_body" style:list-style-name="L2">
      <style:paragraph-properties fo:margin-top="0in" fo:margin-bottom="0in" loext:contextual-spacing="false" fo:orphans="2" fo:widows="2"/>
      <style:text-properties fo:font-variant="normal" fo:text-transform="none" fo:color="#4b4b4b" style:font-name="Arial" fo:font-size="12pt" fo:letter-spacing="normal" fo:font-style="normal" fo:font-weight="normal"/>
    </style:style>
    <style:style style:name="P6" style:family="paragraph" style:parent-style-name="Text_20_body" style:list-style-name="L2">
      <style:paragraph-properties fo:margin-top="0in" fo:margin-bottom="0in" loext:contextual-spacing="false" fo:orphans="2" fo:widows="2"/>
    </style:style>
    <style:style style:name="P7" style:family="paragraph" style:parent-style-name="Heading_20_2">
      <style:text-properties fo:font-variant="normal" fo:text-transform="none" fo:color="#4b4b4b" style:font-name="Arial" fo:letter-spacing="normal" fo:font-style="normal"/>
    </style:style>
    <style:style style:name="P8" style:family="paragraph" style:parent-style-name="Heading_20_2">
      <style:paragraph-properties fo:margin-left="0in" fo:margin-right="0in" fo:orphans="2" fo:widows="2" fo:text-indent="0in" style:auto-text-indent="false"/>
      <style:text-properties fo:font-variant="normal" fo:text-transform="none" fo:color="#4b4b4b" style:font-name="Arial" fo:letter-spacing="normal" fo:font-style="normal"/>
    </style:style>
    <style:style style:name="T1" style:family="text">
      <style:text-properties fo:font-variant="normal" fo:text-transform="none" fo:color="#4b4b4b" style:font-name="Arial" fo:font-size="12pt" fo:letter-spacing="normal" fo:font-style="normal" fo:font-weight="normal"/>
    </style:style>
    <style:style style:name="T2" style:family="text">
      <style:text-properties fo:font-variant="normal" fo:text-transform="none" fo:color="#666666" style:font-name="Arial" fo:font-size="12pt" fo:letter-spacing="normal" fo:font-style="normal" fo:font-weight="normal"/>
    </style:style>
    <style:style style:name="T3" style:family="text">
      <style:text-properties officeooo:rsid="001f0be3"/>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a">
        <style:list-level-properties text:space-before="0.9819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text:span text:style-name="T3">A</text:span>im</text:h>
      <text:list xml:id="list1355783371" text:style-name="L1">
        <text:list-item>
          <text:p text:style-name="P4">Make sure that everyone has a Matlab/Simulink/Simscape installation that can generate code for the Crazyflie and that the Bitcraze virtual machine can be used to compile and download the code to the Crazyflie.</text:p>
          <text:p text:style-name="P4"/>
        </text:list-item>
        <text:list-item>
          <text:p text:style-name="P4">Every group member should have become acquainted with the process to update the model in Simulink and have the code generated and deployed to the Crazyflie.</text:p>
          <text:p text:style-name="P4"/>
        </text:list-item>
        <text:list-item>
          <text:p text:style-name="P4">Every group member should be acquainted with the IMU on the Crazyflie and understand how the accelerometer and gyro can be fused to generate an estimate of the orientation of the quadrotor.</text:p>
        </text:list-item>
      </text:list>
      <text:p text:style-name="P3"/>
      <text:list xml:id="list134206822253812" text:continue-numbering="true" text:style-name="L1">
        <text:list-item>
          <text:p text:style-name="P4">Being able to implement a complementary filter in Simulink and have it deployed to the Crazyflie.</text:p>
        </text:list-item>
      </text:list>
      <text:p text:style-name="P3"/>
      <text:list xml:id="list134206810120805" text:continue-numbering="true" text:style-name="L1">
        <text:list-item>
          <text:p text:style-name="P1">Note, that accelerometer and gyro might be mounted in a way that makes it necessary to adjust the axes before the textbook/lecture notes formulas can be applied.</text:p>
        </text:list-item>
      </text:list>
      <text:h text:style-name="P8" text:outline-level="2">Specific Tasks</text:h>
      <text:list xml:id="list853619493" text:style-name="L2">
        <text:list-item>
          <text:p text:style-name="P5">Make sure that you have a recent version of Matlab/Simulink/Simscape/Simulink coder (we have tested with Matlab 2017b) that can generate code for the Crazyflie.</text:p>
        </text:list-item>
      </text:list>
      <text:p text:style-name="P3"/>
      <text:list xml:id="list134207177007453" text:continue-numbering="true" text:style-name="L2">
        <text:list-item>
          <text:p text:style-name="P5">Make sure that you can mount a directory from your host computer inside your virtual machine. Have the code from Simulink generated into this directory.</text:p>
        </text:list-item>
      </text:list>
      <text:p text:style-name="P3"/>
      <text:list xml:id="list134207348364695" text:continue-numbering="true" text:style-name="L2">
        <text:list-item>
          <text:p text:style-name="P5">Experiment with the Crazyflie and figure out how the axis (x, y, and z) are oriented and what is a positive angular velocity of the gyro for each axis. In particular, answer these questions at the meeting:</text:p>
        </text:list-item>
      </text:list>
      <text:p text:style-name="P3"/>
      <text:list xml:id="list134206394377394" text:continue-numbering="true" text:style-name="L2">
        <text:list-item>
          <text:list>
            <text:list-item>
              <text:p text:style-name="P5">If we tilt motors M1 and M2 down, is it a positive or negative roll change?</text:p>
            </text:list-item>
          </text:list>
        </text:list-item>
      </text:list>
      <text:p text:style-name="P3"/>
      <text:list xml:id="list134207147893003" text:continue-numbering="true" text:style-name="L2">
        <text:list-item>
          <text:list>
            <text:list-item>
              <text:p text:style-name="P5">If we tilt motors M1 and M4 down, is it a positive or negative pitch change?</text:p>
            </text:list-item>
          </text:list>
        </text:list-item>
      </text:list>
      <text:p text:style-name="P3"/>
      <text:list xml:id="list134207271746430" text:continue-numbering="true" text:style-name="L2">
        <text:list-item>
          <text:list>
            <text:list-item>
              <text:p text:style-name="P5">If we rotate the Crazyflie clockwise (looking at it from above), is it a positive or negative yaw change?<text:line-break/></text:p>
            </text:list-item>
            <text:list-item>
              <text:p text:style-name="P5">What unit is the accelerometer data in?<text:line-break/></text:p>
            </text:list-item>
            <text:list-item>
              <text:p text:style-name="P5">If the quadrotor is standing still on a table, what will the accelerometer readings look like (in x, y and z)?<text:line-break/></text:p>
            </text:list-item>
            <text:list-item>
              <text:p text:style-name="P5"><text:soft-page-break/>If the quadrotor is lying upside down on a table, what will the accelerometer readings look like? Why?<text:line-break/></text:p>
            </text:list-item>
            <text:list-item>
              <text:p text:style-name="P5">If the quadrotor is released into free fall, what will the accelerometer readings look like?<text:line-break/></text:p>
            </text:list-item>
            <text:list-item>
              <text:p text:style-name="P5">If the quadrotor is released into free fall while rotated 90 degrees around the x axis (either direction), what will the accelerometer readings look like?<text:line-break/></text:p>
            </text:list-item>
            <text:list-item>
              <text:p text:style-name="P5">If the quadrotor is released into free fall while upside down, what will the accelerometer readings look like?<text:line-break/></text:p>
            </text:list-item>
          </text:list>
        </text:list-item>
        <text:list-item>
          <text:p text:style-name="P6"><text:span text:style-name="T1">Implement a </text:span><text:a xlink:type="simple" xlink:href="https://pingpong.chalmers.se/courseId/10699/node.do?id=5249042" office:target-frame-name="_top" xlink:show="replace" text:style-name="Internet_20_link" text:visited-style-name="Visited_20_Internet_20_Link"><text:span text:style-name="T2">complementary filter</text:span></text:a><text:span text:style-name="T1"> that will fuse the data from accelerometer and gyro into an estimate of the orientation (for roll and pitch). </text:span><text:a xlink:type="simple" xlink:href="https://pingpong.chalmers.se/courseId/10699/node.do?id=5249045" office:target-frame-name="_top" xlink:show="replace" text:style-name="Internet_20_link" text:visited-style-name="Visited_20_Internet_20_Link"><text:span text:style-name="T2">In the following document</text:span></text:a><text:span text:style-name="T1"> you can see how can estimate the tilt using data from the accelerometer.<text:line-break/></text:span></text:p>
        </text:list-item>
        <text:list-item>
          <text:p text:style-name="P5">Show that the estimated angles are better than just integrating the gyro. Do this by logging both an estimated angle, and the integrated gyro reading for that angle. How do you know which of these alternatives is the best?<text:line-break/></text:p>
        </text:list-item>
        <text:list-item>
          <text:p text:style-name="P2">Make sure that you can run the motors by implementing a simple strategy to turn on/off motors by changing the orientation of the Crazyflie. Specifically, you should make a P controller that controls your roll and pitch angles (we don't care about the yaw).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3:30:47.964107947</meta:creation-date>
    <dc:date>2019-03-29T13:37:41.140506192</dc:date>
    <meta:editing-duration>PT6M55S</meta:editing-duration>
    <meta:editing-cycles>1</meta:editing-cycles>
    <meta:generator>LibreOffice/6.0.6.2$Linux_X86_64 LibreOffice_project/00m0$Build-2</meta:generator>
    <meta:document-statistic meta:table-count="0" meta:image-count="0" meta:object-count="0" meta:page-count="2" meta:paragraph-count="22" meta:word-count="521" meta:character-count="2978" meta:non-whitespace-character-count="2489"/>
  </office:meta>
</office:document-meta>
</file>